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e1617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11">
      <style:table-cell-properties style:rotation-align="non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11">
      <style:table-cell-properties fo:background-color="#ffa6a6" style:rotation-align="none"/>
    </style:style>
    <style:style style:name="ce11" style:family="table-cell" style:parent-style-name="Default">
      <style:table-cell-properties fo:background-color="#ffa6a6" style:rotation-align="none"/>
    </style:style>
    <style:style style:name="ce12" style:family="table-cell" style:parent-style-name="Default" style:data-style-name="N111">
      <style:table-cell-properties fo:background-color="#81d41a" style:rotation-align="none"/>
    </style:style>
    <style:style style:name="ce13" style:family="table-cell" style:parent-style-name="Default">
      <style:table-cell-properties fo:background-color="#e8f2a1" style:rotation-align="none"/>
    </style:style>
    <style:style style:name="ce14" style:family="table-cell" style:parent-style-name="Default">
      <style:table-cell-properties fo:background-color="#ff6d6d" style:rotation-align="non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Default"/>
        <table:table-column table:style-name="co1" table:default-cell-style-name="ce8"/>
        <table:table-column table:style-name="co1" table:default-cell-style-name="ce12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eed = 1746</text:p>
          </table:table-cell>
          <table:covered-table-cell table:number-columns-repeated="8" table:style-name="ce1"/>
        </table:table-row>
        <table:table-row table:style-name="ro1">
          <table:table-cell table:style-name="Default" office:value-type="string" calcext:value-type="string" table:number-columns-spanned="9" table:number-rows-spanned="1">
            <text:p>Dt = 0.0001</text:p>
          </table:table-cell>
          <table:covered-table-cell table:number-columns-repeated="8" table:style-name="ce7"/>
        </table:table-row>
        <table:table-row table:style-name="ro1">
          <table:table-cell table:style-name="ce3"/>
          <table:table-cell table:style-name="ce5"/>
          <table:table-cell table:style-name="ce18" office:value-type="string" calcext:value-type="string" table:number-columns-spanned="1" table:number-rows-spanned="2">
            <text:p>Analytical MFPT</text:p>
          </table:table-cell>
          <table:table-cell table:style-name="ce9" office:value-type="string" calcext:value-type="string">
            <text:p>No pores</text:p>
          </table:table-cell>
          <table:table-cell table:style-name="ce26" office:value-type="string" calcext:value-type="string">
            <text:p>10 pores</text:p>
          </table:table-cell>
          <table:table-cell table:style-name="ce26" office:value-type="string" calcext:value-type="string">
            <text:p>50 pores</text:p>
          </table:table-cell>
          <table:table-cell table:style-name="ce26" office:value-type="string" calcext:value-type="string">
            <text:p>100 pores</text:p>
          </table:table-cell>
          <table:table-cell table:style-name="ce26" office:value-type="string" calcext:value-type="string">
            <text:p>500 pores</text:p>
          </table:table-cell>
          <table:table-cell table:style-name="ce26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covered-table-cell table:style-name="ce18"/>
          <table:table-cell table:style-name="ce3" table:number-columns-repeated="6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Default"/>
          <table:table-cell table:style-name="ce8" table:number-columns-repeated="4"/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table:style-name="Default"/>
          <table:table-cell table:style-name="ce16" table:number-columns-repeated="4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Default"/>
          <table:table-cell table:style-name="ce8" table:number-columns-repeated="4"/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table:style-name="Default"/>
          <table:table-cell table:style-name="ce16" table:number-columns-repeated="4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14328985507246" calcext:value-type="float">
            <text:p>0.41433</text:p>
          </table:table-cell>
          <table:table-cell table:style-name="Default"/>
          <table:table-cell table:style-name="ce8" table:number-columns-repeated="4"/>
        </table:table-row>
        <table:table-row table:style-name="ro1">
          <table:covered-table-cell/>
          <table:table-cell table:number-columns-repeated="2"/>
          <table:table-cell table:style-name="ce11" office:value-type="float" office:value="6555" calcext:value-type="float">
            <text:p>6555</text:p>
          </table:table-cell>
          <table:table-cell table:style-name="Default"/>
          <table:table-cell table:style-name="ce16"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style-name="ce8" table:number-columns-repeated="4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349166666666667" calcext:value-type="float">
            <text:p>0.34917</text:p>
          </table:table-cell>
          <table:table-cell office:value-type="float" office:value="0.335638086264657" calcext:value-type="float">
            <text:p>0.33564</text:p>
          </table:table-cell>
          <table:table-cell table:style-name="Default"/>
          <table:table-cell table:style-name="ce8" table:number-columns-repeated="4"/>
        </table:table-row>
        <table:table-row table:style-name="ro1">
          <table:covered-table-cell/>
          <table:table-cell table:number-columns-repeated="2"/>
          <table:table-cell table:style-name="ce13" office:value-type="float" office:value="9552" calcext:value-type="float">
            <text:p>9552</text:p>
          </table:table-cell>
          <table:table-cell table:style-name="Default"/>
          <table:table-cell table:style-name="ce16" table:number-columns-repeated="4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664498825441222" calcext:value-type="float">
            <text:p>0.66450</text:p>
          </table:table-cell>
          <table:table-cell table:style-name="ce10" office:value-type="float" office:value="0.43290664372998" calcext:value-type="float">
            <text:p>0.43291</text:p>
          </table:table-cell>
          <table:table-cell table:style-name="Default"/>
          <table:table-cell table:style-name="ce8" table:number-columns-repeated="4"/>
        </table:table-row>
        <table:table-row table:style-name="ro1">
          <table:covered-table-cell/>
          <table:table-cell table:number-columns-repeated="2"/>
          <table:table-cell table:style-name="ce11" office:value-type="float" office:value="8429" calcext:value-type="float">
            <text:p>8429</text:p>
          </table:table-cell>
          <table:table-cell table:style-name="Default"/>
          <table:table-cell table:style-name="ce16" table:number-columns-repeated="4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1.66166666666667" calcext:value-type="float">
            <text:p>1.66167</text:p>
          </table:table-cell>
          <table:table-cell table:style-name="ce10" office:value-type="float" office:value="0.401750569731985" calcext:value-type="float">
            <text:p>0.40175</text:p>
          </table:table-cell>
          <table:table-cell table:style-name="Default"/>
          <table:table-cell table:number-columns-repeated="4"/>
        </table:table-row>
        <table:table-row table:style-name="ro1">
          <table:covered-table-cell/>
          <table:table-cell table:number-columns-repeated="2"/>
          <table:table-cell table:style-name="ce11" office:value-type="float" office:value="6231" calcext:value-type="float">
            <text:p>623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1.47866666666667" calcext:value-type="float">
            <text:p>1.47867</text:p>
          </table:table-cell>
          <table:table-cell table:style-name="ce10" office:value-type="float" office:value="0.471895698201983" calcext:value-type="float">
            <text:p>0.47190</text:p>
          </table:table-cell>
          <table:table-cell table:style-name="Default"/>
          <table:table-cell table:number-columns-repeated="4"/>
        </table:table-row>
        <table:table-row table:style-name="ro1">
          <table:covered-table-cell/>
          <table:table-cell table:number-columns-repeated="2"/>
          <table:table-cell table:style-name="ce14" office:value-type="float" office:value="5951" calcext:value-type="float">
            <text:p>5951</text:p>
          </table:table-cell>
          <table:table-cell table:style-name="Default"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481498825441222" calcext:value-type="float">
            <text:p>0.48150</text:p>
          </table:table-cell>
          <table:table-cell office:value-type="float" office:value="0.453948459578411" calcext:value-type="float">
            <text:p>0.45395</text:p>
          </table:table-cell>
          <table:table-cell table:number-columns-repeated="5"/>
        </table:table-row>
        <table:table-row table:style-name="ro1">
          <table:covered-table-cell/>
          <table:table-cell table:number-columns-repeated="2"/>
          <table:table-cell table:style-name="ce6" office:value-type="float" office:value="8634" calcext:value-type="float">
            <text:p>8634</text:p>
          </table:table-cell>
          <table:table-cell table:style-name="ce16"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166166666666667" calcext:value-type="float">
            <text:p>0.16617</text:p>
          </table:table-cell>
          <table:table-cell office:value-type="float" office:value="0.25858843151171" calcext:value-type="float">
            <text:p>0.25859</text:p>
          </table:table-cell>
          <table:table-cell table:number-columns-repeated="5"/>
        </table:table-row>
        <table:table-row table:style-name="ro1">
          <table:covered-table-cell/>
          <table:table-cell/>
          <table:table-cell table:style-name="Default"/>
          <table:table-cell table:style-name="ce6" office:value-type="float" office:value="9863" calcext:value-type="float">
            <text:p>9863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table:number-columns-spanned="9" table:number-rows-spanned="1"/>
          <table:covered-table-cell table:number-columns-repeated="4" table:style-name="ce7"/>
          <table:covered-table-cell table:number-columns-repeated="4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table:style-name="ce16"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table:style-name="ce16"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6426425293218" calcext:value-type="float">
            <text:p>0.2564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/>
          <table:table-cell table:style-name="ce13" office:value-type="float" office:value="9805" calcext:value-type="float">
            <text:p>9805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0473611111111111" calcext:value-type="float">
            <text:p>0.04736</text:p>
          </table:table-cell>
          <table:table-cell office:value-type="float" office:value="0.0499959428168731" calcext:value-type="float">
            <text:p>0.05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/>
          <table:table-cell table:style-name="ce13" office:value-type="float" office:value="9933" calcext:value-type="float">
            <text:p>9933</text:p>
          </table:table-cell>
          <table:table-cell table:style-name="ce16"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0999164709068704" calcext:value-type="float">
            <text:p>0.09992</text:p>
          </table:table-cell>
          <table:table-cell office:value-type="float" office:value="0.106805704971475" calcext:value-type="float">
            <text:p>0.10681</text:p>
          </table:table-cell>
          <table:table-cell table:number-columns-repeated="5"/>
        </table:table-row>
        <table:table-row table:style-name="ro1">
          <table:covered-table-cell/>
          <table:table-cell table:number-columns-repeated="2"/>
          <table:table-cell table:style-name="ce13" office:value-type="float" office:value="9816" calcext:value-type="float">
            <text:p>9816</text:p>
          </table:table-cell>
          <table:table-cell table:style-name="ce16"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66111111111111" calcext:value-type="float">
            <text:p>0.26611</text:p>
          </table:table-cell>
          <table:table-cell office:value-type="float" office:value="0.251422591962577" calcext:value-type="float">
            <text:p>0.25142</text:p>
          </table:table-cell>
          <table:table-cell table:number-columns-repeated="5"/>
        </table:table-row>
        <table:table-row table:style-name="ro1">
          <table:covered-table-cell/>
          <table:table-cell table:number-columns-repeated="2"/>
          <table:table-cell table:style-name="ce13" office:value-type="float" office:value="9406" calcext:value-type="float">
            <text:p>9406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245361111111111" calcext:value-type="float">
            <text:p>0.24536</text:p>
          </table:table-cell>
          <table:table-cell office:value-type="float" office:value="0.280279755671902" calcext:value-type="float">
            <text:p>0.28028</text:p>
          </table:table-cell>
          <table:table-cell table:number-columns-repeated="5"/>
        </table:table-row>
        <table:table-row table:style-name="ro1">
          <table:covered-table-cell/>
          <table:table-cell table:number-columns-repeated="2"/>
          <table:table-cell table:style-name="ce6" office:value-type="float" office:value="9741" calcext:value-type="float">
            <text:p>9741</text:p>
          </table:table-cell>
          <table:table-cell table:style-name="ce16"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0791664709068704" calcext:value-type="float">
            <text:p>0.07917</text:p>
          </table:table-cell>
          <table:table-cell office:value-type="float" office:value="0.108550910910911" calcext:value-type="float">
            <text:p>0.10855</text:p>
          </table:table-cell>
          <table:table-cell table:number-columns-repeated="5"/>
        </table:table-row>
        <table:table-row table:style-name="ro1">
          <table:covered-table-cell/>
          <table:table-cell table:number-columns-repeated="2"/>
          <table:table-cell table:style-name="ce6" office:value-type="float" office:value="9990" calcext:value-type="float">
            <text:p>9990</text:p>
          </table:table-cell>
          <table:table-cell table:style-name="ce16"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0266111111111111" calcext:value-type="float">
            <text:p>0.02661</text:p>
          </table:table-cell>
          <table:table-cell office:value-type="float" office:value="0.03773646" calcext:value-type="float">
            <text:p>0.03774</text:p>
          </table:table-cell>
          <table:table-cell table:number-columns-repeated="5"/>
        </table:table-row>
        <table:table-row table:style-name="ro1">
          <table:covered-table-cell/>
          <table:table-cell/>
          <table:table-cell table:style-name="Default"/>
          <table:table-cell table:style-name="ce6" office:value-type="float" office:value="10000" calcext:value-type="float">
            <text:p>100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table:number-columns-spanned="9" table:number-rows-spanned="1"/>
          <table:covered-table-cell table:number-columns-repeated="4" table:style-name="ce7"/>
          <table:covered-table-cell table:number-columns-repeated="4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 table:style-name="ce16"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 table:style-name="ce16"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587916666666667" calcext:value-type="float">
            <text:p>0.58792</text:p>
          </table:table-cell>
          <table:table-cell office:value-type="float" office:value="0.537625106826472" calcext:value-type="float">
            <text:p>0.5376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/>
          <table:table-cell table:style-name="ce13" office:value-type="float" office:value="9595" calcext:value-type="float">
            <text:p>9595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0847916666666667" calcext:value-type="float">
            <text:p>0.08479</text:p>
          </table:table-cell>
          <table:table-cell office:value-type="float" office:value="0.0852522562449637" calcext:value-type="float">
            <text:p>0.08525</text:p>
          </table:table-cell>
          <table:table-cell table:number-columns-repeated="5"/>
        </table:table-row>
        <table:table-row table:style-name="ro1">
          <table:covered-table-cell/>
          <table:table-cell table:number-columns-repeated="2"/>
          <table:table-cell table:style-name="ce6" office:value-type="float" office:value="9928" calcext:value-type="float">
            <text:p>9928</text:p>
          </table:table-cell>
          <table:table-cell table:style-name="ce16"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168880242339881" calcext:value-type="float">
            <text:p>0.16888</text:p>
          </table:table-cell>
          <table:table-cell office:value-type="float" office:value="0.175204315886134" calcext:value-type="float">
            <text:p>0.17520</text:p>
          </table:table-cell>
          <table:table-cell table:number-columns-repeated="5"/>
        </table:table-row>
        <table:table-row table:style-name="ro1">
          <table:covered-table-cell/>
          <table:table-cell table:number-columns-repeated="2"/>
          <table:table-cell table:style-name="ce13" office:value-type="float" office:value="9801" calcext:value-type="float">
            <text:p>9801</text:p>
          </table:table-cell>
          <table:table-cell table:style-name="ce16"/>
          <table:table-cell table:number-columns-repeated="4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434791666666667" calcext:value-type="float">
            <text:p>0.43479</text:p>
          </table:table-cell>
          <table:table-cell office:value-type="float" office:value="0.41834296875" calcext:value-type="float">
            <text:p>0.41834</text:p>
          </table:table-cell>
          <table:table-cell table:number-columns-repeated="5"/>
        </table:table-row>
        <table:table-row table:style-name="ro1">
          <table:covered-table-cell/>
          <table:table-cell table:number-columns-repeated="2"/>
          <table:table-cell table:style-name="ce13" office:value-type="float" office:value="9344" calcext:value-type="float">
            <text:p>9344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561916666666667" calcext:value-type="float">
            <text:p>0.56192</text:p>
          </table:table-cell>
          <table:table-cell office:value-type="float" office:value="0.549718952879581" calcext:value-type="float">
            <text:p>0.54972</text:p>
          </table:table-cell>
          <table:table-cell table:number-columns-repeated="5"/>
        </table:table-row>
        <table:table-row table:style-name="ro1">
          <table:covered-table-cell/>
          <table:table-cell table:number-columns-repeated="2"/>
          <table:table-cell table:style-name="ce13" office:value-type="float" office:value="9550" calcext:value-type="float">
            <text:p>9550</text:p>
          </table:table-cell>
          <table:table-cell table:style-name="ce16" table:number-columns-repeated="5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296005242339881" calcext:value-type="float">
            <text:p>0.29601</text:p>
          </table:table-cell>
          <table:table-cell office:value-type="float" office:value="0.318194513665595" calcext:value-type="float">
            <text:p>0.31819</text:p>
          </table:table-cell>
          <table:table-cell/>
          <table:table-cell table:style-name="ce8" table:number-columns-repeated="4"/>
        </table:table-row>
        <table:table-row table:style-name="ro1">
          <table:covered-table-cell/>
          <table:table-cell table:number-columns-repeated="2"/>
          <table:table-cell table:style-name="ce13" office:value-type="float" office:value="9952" calcext:value-type="float">
            <text:p>9952</text:p>
          </table:table-cell>
          <table:table-cell table:style-name="ce16" table:number-columns-repeated="5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211916666666667" calcext:value-type="float">
            <text:p>0.21192</text:p>
          </table:table-cell>
          <table:table-cell office:value-type="float" office:value="0.227565845352564" calcext:value-type="float">
            <text:p>0.22757</text:p>
          </table:table-cell>
          <table:table-cell/>
          <table:table-cell table:style-name="ce8" table:number-columns-repeated="4"/>
        </table:table-row>
        <table:table-row table:style-name="ro1">
          <table:covered-table-cell/>
          <table:table-cell/>
          <table:table-cell table:style-name="Default"/>
          <table:table-cell table:style-name="ce13" office:value-type="float" office:value="9984" calcext:value-type="float">
            <text:p>9984</text:p>
          </table:table-cell>
          <table:table-cell table:style-name="Default"/>
          <table:table-cell table:style-name="ce16"/>
          <table:table-cell/>
          <table:table-cell table:style-name="ce1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15"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time-style style:name="N113">
      <number:minutes number:style="long"/>
      <number:text>:</number:text>
      <number:seconds number:style="long" number:decimal-places="1"/>
    </number:tim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4:47:57.554443664</meta:creation-date>
    <meta:generator>LibreOffice/7.3.7.2$Linux_X86_64 LibreOffice_project/30$Build-2</meta:generator>
    <dc:date>2023-11-26T14:40:35.358266578</dc:date>
    <meta:editing-duration>PT7M11S</meta:editing-duration>
    <meta:editing-cycles>4</meta:editing-cycles>
    <meta:document-statistic meta:table-count="1" meta:cell-count="127" meta:object-count="0"/>
  </office:meta>
</office:document-meta>
</file>